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58" officeooo:paragraph-rsid="000e4558"/>
    </style:style>
    <style:style style:name="P2" style:family="paragraph" style:parent-style-name="Standard" style:list-style-name="L1">
      <style:text-properties officeooo:rsid="000e4558" officeooo:paragraph-rsid="000e4558"/>
    </style:style>
    <style:style style:name="P3" style:family="paragraph" style:parent-style-name="Standard" style:list-style-name="L2">
      <style:text-properties officeooo:rsid="000e4558" officeooo:paragraph-rsid="000e4558"/>
    </style:style>
    <style:style style:name="P4" style:family="paragraph" style:parent-style-name="Standard" style:list-style-name="L2">
      <style:text-properties officeooo:rsid="00104bc3" officeooo:paragraph-rsid="00104bc3"/>
    </style:style>
    <style:style style:name="P5" style:family="paragraph" style:parent-style-name="Standard" style:list-style-name="L2">
      <style:text-properties officeooo:rsid="0011d03b" officeooo:paragraph-rsid="0011d03b"/>
    </style:style>
    <style:style style:name="P6" style:family="paragraph" style:parent-style-name="Standard" style:list-style-name="L2">
      <style:text-properties officeooo:rsid="0013b4e2" officeooo:paragraph-rsid="0013b4e2"/>
    </style:style>
    <style:style style:name="T1" style:family="text">
      <style:text-properties officeooo:rsid="00104bc3"/>
    </style:style>
    <style:style style:name="T2" style:family="text">
      <style:text-properties officeooo:rsid="0013b4e2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mmary Notes and Tasks</text:p>
      <text:p text:style-name="P1"/>
      <text:p text:style-name="P1">Tasks</text:p>
      <text:list xml:id="list5611627747357625668" text:style-name="L1">
        <text:list-item>
          <text:p text:style-name="P2">Identify all absolute fitness pieces of code</text:p>
        </text:list-item>
        <text:list-item>
          <text:p text:style-name="P2">Change notation of variables</text:p>
        </text:list-item>
        <text:list-item>
          <text:p text:style-name="P2">Remove absolute fitness</text:p>
        </text:list-item>
        <text:list-item>
          <text:p text:style-name="P2">Select new ODE equations for two dimension relative fitness model</text:p>
        </text:list-item>
        <text:list-item>
          <text:p text:style-name="P2">Insert new equations and form functions</text:p>
        </text:list-item>
        <text:list-item>
          <text:p text:style-name="P2">Modify data output functions to capture data for speed of evolution</text:p>
        </text:list-item>
        <text:list-item>
          <text:p text:style-name="P2">Insert new parameters choices</text:p>
        </text:list-item>
        <text:list-item>
          <text:p text:style-name="P2">Run test simulation and output data for print in python</text:p>
        </text:list-item>
        <text:list-item>
          <text:p text:style-name="P2">Run code clean up</text:p>
        </text:list-item>
        <text:list-item>
          <text:p text:style-name="P2">Run simulations for ranges of parameters relevant to theoretical estimates for speed of evolution</text:p>
        </text:list-item>
        <text:list-item>
          <text:p text:style-name="P2">Generate plots comparing theoretical estimates with simulation data</text:p>
        </text:list-item>
      </text:list>
      <text:p text:style-name="P1"/>
      <text:p text:style-name="P1">Identification of code to modify</text:p>
      <text:list xml:id="list1749547058404073741" text:style-name="L2">
        <text:list-item>
          <text:p text:style-name="P3">List of functions</text:p>
          <text:list>
            <text:list-item>
              <text:p text:style-name="P3">getUniqueGenotype</text:p>
            </text:list-item>
            <text:list-item>
              <text:p text:style-name="P3">testGenoType</text:p>
            </text:list-item>
            <text:list-item>
              <text:p text:style-name="P3">getBestAbsFitClass <text:span text:style-name="T1">← change to “getBestFitClass” for load calculation</text:span></text:p>
            </text:list-item>
            <text:list-item>
              <text:p text:style-name="P3">getWorstAbsFitClass</text:p>
            </text:list-item>
            <text:list-item>
              <text:p text:style-name="P3">getBestRelFitClass</text:p>
            </text:list-item>
            <text:list-item>
              <text:p text:style-name="P3">getWorstRelFitClass</text:p>
            </text:list-item>
            <text:list-item>
              <text:p text:style-name="P3">getNumGenotypes</text:p>
              <text:list>
                <text:list-item>
                  <text:p text:style-name="P5">This function does not need modification.</text:p>
                </text:list-item>
                <text:list-item>
                  <text:p text:style-name="P6">COMPLETED</text:p>
                </text:list-item>
              </text:list>
            </text:list-item>
            <text:list-item>
              <text:p text:style-name="P3">updateGenotypesForEnvShift</text:p>
            </text:list-item>
            <text:list-item>
              <text:p text:style-name="P3">getSubLoad</text:p>
            </text:list-item>
            <text:list-item>
              <text:p text:style-name="P3">collectMyData</text:p>
            </text:list-item>
            <text:list-item>
              <text:p text:style-name="P3">getInitGenotypeData</text:p>
            </text:list-item>
            <text:list-item>
              <text:p text:style-name="P3">SolveDiffEqs</text:p>
              <text:list>
                <text:list-item>
                  <text:p text:style-name="P4">This is the first bit of code to be changed. <text:s/><text:span text:style-name="T2">I will keep using total numbers to minimize the changes to the other parts of the code, but that will not change the theoretical results</text:span>.</text:p>
                </text:list-item>
                <text:list-item>
                  <text:p text:style-name="P6">COMPLETED</text:p>
                </text:list-item>
              </text:list>
            </text:list-item>
            <text:list-item>
              <text:p text:style-name="P3">PruneUnfitClasses</text:p>
            </text:list-item>
            <text:list-item>
              <text:p text:style-name="P3">getNextMutants</text:p>
            </text:list-item>
            <text:list-item>
              <text:p text:style-name="P3">NextMutation</text:p>
            </text:list-item>
            <text:list-item>
              <text:p text:style-name="P3">CalcPfix</text:p>
            </text:list-item>
            <text:list-item>
              <text:p text:style-name="P3">CalcEstablishmentTime</text:p>
            </text:list-item>
            <text:list-item>
              <text:p text:style-name="P3">RunSimulationCheckEachMutation2</text:p>
            </text:list-item>
          </text:list>
        </text:list-item>
        <text:list-item>
          <text:p text:style-name="P3">List of variab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36:33.804157528</meta:creation-date>
    <dc:date>2016-11-14T11:41:51.152312429</dc:date>
    <meta:editing-duration>PT14M1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8" meta:word-count="201" meta:character-count="1275" meta:non-whitespace-character-count="1146"/>
  </office:meta>
</office:document-meta>
</file>